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formula="of:=SUM(MyRange)" office:value-type="float" office:value="15" calcext:value-type="float">
            <text:p>15</text:p>
          </table:table-cell>
          <table:table-cell table:formula="of:=SUM(MyRange2)" office:value-type="float" office:value="55" calcext:value-type="float">
            <text:p>55</text:p>
          </table:table-cell>
          <table:table-cell table:formula="of:=SUM(MyRange3)" office:value-type="float" office:value="65" calcext:value-type="float">
            <text:p>65</text:p>
          </table:table-cell>
          <table:table-cell/>
          <table:table-cell table:formula="of:=SUM(RangeRelative)" office:value-type="float" office:value="15" calcext:value-type="float">
            <text:p>15</text:p>
          </table:table-cell>
          <table:table-cell table:formula="of:=SUM(RangeRelative)" office:value-type="float" office:value="40" calcext:value-type="float">
            <text:p>40</text:p>
          </table:table-cell>
          <table:table-cell table:formula="of:=SUM(RangeRelative)"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MyRange" table:base-cell-address="$Sheet1.$A$1" table:cell-range-address="$Sheet1.$A$1:.$A$5"/>
        <table:named-range table:name="MyRange2" table:base-cell-address="$Sheet1.$A$1" table:cell-range-address="$Sheet1.$A$1:.$B$5"/>
        <table:named-range table:name="MyRange3" table:base-cell-address="$Sheet1.$C$7" table:cell-range-address="$Sheet1.$C$1:.$C$5"/>
        <table:named-range table:name="RangeRelative" table:base-cell-address="$Sheet1.$E$7" table:cell-range-address=".E1:.E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8:04:05.14523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6-12-17T20:46:03</meta:creation-date>
    <dc:date>2020-01-21T08:08:09.238079109</dc:date>
    <meta:generator>LibreOffice/6.0.7.3$Linux_X86_64 LibreOffice_project/00m0$Build-3</meta:generator>
    <meta:editing-duration>PT4M4S</meta:editing-duration>
    <meta:editing-cycles>2</meta:editing-cycles>
    <meta:document-statistic meta:table-count="1" meta:cell-count="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